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' GRIEVOUS CRUCIFIXION (22:1-2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' GRIEVOUS CRUCIFIXION (22:1-2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estimony (22:9-11, 19-2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testimony (22:9-11, 19-2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y have been raised to love God (22:9-10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y call upon God for deliverance (22:11, 19-21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SUS' GRIEVOUS CRUCIFIXION (22:1-21):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testimony (22:9-11, 19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travail (22:1-8, 12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travail (22:1-8, 12-18):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Abandoned by God (22:1-5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Abused by his enemies (22:6-8, 12-1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Abused by his enemies (22:6-8, 12-18):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He is scorned and despised (22:6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He is mocked and insulted (22:7-8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He is viciously attacked by his enemies (22:12-13, 16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life is poured out like water (22: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His bones are out of joint (22:14, 17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heart is melted like wax (22:1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strength is totally dried up (22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hands and feet are pierced (22:16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clothes are divided up and gambled for (22: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vail (22:1-8, 12-18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bandoned by God (22:1-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bused by his enemies (22:6-8, 12-18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JESUS' GRIEVOUS CRUCIFIXION (22:1-21):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estimony (22:9-11, 19-21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avail (22:1-8, 12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PSALM 22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JESUS' GRIEVOUS CRUCIFIXION (22:1-2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JESUS' GLORIOUS CORONATION (22:22-31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JESUS' GLORIOUS CORONATION (22:22-3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e praises the Lord for defending the oppressed (22:22-25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All nations will worship the Lord (22:26-31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PSALM 22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JESUS' GRIEVOUS CRUCIFIXION (22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JESUS' GLORIOUS CORONATION (22:22-3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2 </dc:title>
    <meta:initial-creator>David STRICKLAND</meta:initial-creator>
    <dc:creator>David STRICKLAND</dc:creator>
    <meta:creation-date>2020-02-22T19:32:27Z</meta:creation-date>
    <dc:date>2020-02-22T19:32:28Z</dc:date>
    <meta:template xlink:href="BibleStudy" xlink:type="simple"/>
    <meta:editing-cycles>1</meta:editing-cycles>
    <meta:editing-duration>PT0S</meta:editing-duration>
    <meta:document-statistic meta:paragraph-count="38" meta:word-count="318"/>
  </office:meta>
</office:document-meta>
</file>